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fo:background-color="#ffffff"/>
    </style:style>
    <style:style style:name="P3" style:family="paragraph" style:parent-style-name="Heading_20_3" style:master-page-name="Standard">
      <style:paragraph-properties style:page-number="1"/>
      <style:text-properties fo:color="#000000" loext:opacity="100%"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line-height="100%" fo:text-align="justify" style:justify-single-word="false"/>
      <style:text-properties fo:background-color="#ffffff"/>
    </style:style>
    <style:style style:name="T1" style:family="text">
      <style:text-properties fo:font-weight="bold" fo:background-color="#ffffff" loext:char-shading-value="0" style:font-weight-asian="bold"/>
    </style:style>
    <style:style style:name="T2" style:family="text">
      <style:text-properties fo:background-color="#ffffff" loext:char-shading-value="0"/>
    </style:style>
    <style:style style:name="T3" style:family="text">
      <style:text-properties fo:font-style="italic" fo:background-color="#ffffff" loext:char-shading-value="0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q3uemx4kl5r6"/>Pesquisa</text:p>
      <text:p text:style-name="Standard"/>
      <text:p text:style-name="P4">Bootstrap</text:p>
      <text:p text:style-name="P2">Bootstrap é um conjunto de componentes correlacionados para ajudar a desenvolver interface com o usuário de forma ágil e fácil. Tem como objetivo central fornecer ao usuário uma facilidade de desenvolvimento de layouts pré-configurados, tanto para questão de produtividade como também da questão da responsividade.</text:p>
      <text:p text:style-name="P2">Customizável, responsivo e documentação são as principais características do Bootstrap.</text:p>
      <text:p text:style-name="P2"/>
      <text:p text:style-name="P4">Laravel</text:p>
      <text:p text:style-name="P1">Laravel é um Framework PHP utilizado para o desenvolvimento web, que <text:a xlink:type="simple" xlink:href="https://www.devmedia.com.br/a-arquitetura-mvc-no-desenvolvimento-em-php/23121" text:style-name="ListLabel_20_1" text:visited-style-name="ListLabel_20_1">utiliza a arquitetura MVC</text:a> e tem como principal característica ajudar a desenvolver aplicações seguras e performáticas de forma rápida, com código limpo e simples, já que ele incentiva o uso de boas práticas de programação.</text:p>
      <text:p text:style-name="P1"/>
      <text:p text:style-name="P4">Git</text:p>
      <text:p text:style-name="P1"><text:span text:style-name="T2">Git é um sistema de controle de versão distribuído de código aberto e gratuito, projetado para lidar com tudo, de projetos pequenos a grandes. O que isso significa? Significa que com o Git é possível manter um histórico das alterações dos seus arquivos, sabendo </text:span><text:span text:style-name="T1">quem</text:span><text:span text:style-name="T2">, </text:span><text:span text:style-name="T1">por que</text:span><text:span text:style-name="T2"> e </text:span><text:span text:style-name="T1">quando</text:span><text:span text:style-name="T2"> um arquivo foi editado.</text:span></text:p>
      <text:p text:style-name="P1"><text:span text:style-name="T2">Git utiliza o conceito de ramificação ou </text:span><text:span text:style-name="T3">branch</text:span><text:span text:style-name="T2">, onde cada </text:span><text:span text:style-name="T3">branch</text:span><text:span text:style-name="T2"> é uma linha do tempo que possui</text:span><text:span text:style-name="T3"> </text:span><text:span text:style-name="T2">marcos</text:span><text:span text:style-name="T3"> </text:span><text:span text:style-name="T2">ou</text:span><text:span text:style-name="T3"> commits</text:span><text:span text:style-name="T2">, e nesse </text:span><text:span text:style-name="T3">branch</text:span><text:span text:style-name="T2"> os arquivos podem ser alterados livremente sem impactar outras ramificações.</text:span></text:p>
      <text:p text:style-name="P2"/>
      <text:p text:style-name="P4">Git Hub</text:p>
      <text:p text:style-name="P2">GitHub é um sistema de gerenciamento de projetos e versões de códigos assim como uma plataforma de rede social criado para desenvolvedores. Entre outras coisas, ele permite que você trabalhe em projetos colaborativos com desenvolvedores de todo o mundo, planeje seus projetos e acompanhe o trabalh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meta:document-statistic meta:table-count="0" meta:image-count="0" meta:object-count="0" meta:page-count="1" meta:paragraph-count="11" meta:word-count="240" meta:character-count="1541" meta:non-whitespace-character-count="1312"/>
  </office:meta>
</office:document-meta>
</file>